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imesNewRomanPSMT" svg:font-family="TimesNewRomanPS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.1076in"/>
    </style:style>
    <style:style style:name="T2" style:parent-style-name="Основнойшрифтабзаца" style:family="text">
      <style:text-properties style:font-name="TimesNewRomanPSMT" fo:color="#000000" fo:font-size="14pt" style:font-size-asian="14pt" fo:language="en" fo:country="US"/>
    </style:style>
    <style:style style:name="T3" style:parent-style-name="Основнойшрифтабзаца" style:family="text">
      <style:text-properties style:font-name="TimesNewRomanPSMT" fo:color="#000000" fo:font-size="14pt" style:font-size-asian="14pt"/>
    </style:style>
    <style:style style:name="T4" style:parent-style-name="Основнойшрифтабзаца" style:family="text">
      <style:text-properties style:font-name="TimesNewRomanPSMT" fo:color="#000000" fo:font-size="14pt" style:font-size-asian="14pt" fo:language="en" fo:country="US"/>
    </style:style>
    <style:style style:name="T5" style:parent-style-name="Основнойшрифтабзаца" style:family="text">
      <style:text-properties style:font-name="TimesNewRomanPSMT" fo:color="#000000" fo:font-size="14pt" style:font-size-asian="14pt"/>
    </style:style>
    <style:style style:name="T6" style:parent-style-name="Основнойшрифтабзаца" style:family="text">
      <style:text-properties style:font-name="TimesNewRomanPSMT" fo:color="#000000" fo:font-size="14pt" style:font-size-asian="14pt" fo:language="en" fo:country="US"/>
    </style:style>
    <style:style style:name="T7" style:parent-style-name="Основнойшрифтабзаца" style:family="text">
      <style:text-properties style:font-name="TimesNewRomanPSMT" fo:color="#000000" fo:font-size="14pt" style:font-size-asian="14pt"/>
    </style:style>
    <style:style style:name="T8" style:parent-style-name="Основнойшрифтабзаца" style:family="text">
      <style:text-properties style:font-name="TimesNewRomanPSMT" fo:color="#000000" fo:font-size="14pt" style:font-size-asian="14pt" fo:language="en" fo:country="US"/>
    </style:style>
    <style:style style:name="P9" style:parent-style-name="Textbody" style:family="paragraph">
      <style:paragraph-properties fo:margin-bottom="0.1076in"/>
    </style:style>
    <style:style style:name="T10" style:parent-style-name="Основнойшрифтабзаца" style:family="text">
      <style:text-properties style:font-name="TimesNewRomanPSMT" fo:color="#000000" fo:font-size="14pt" style:font-size-asian="14pt"/>
    </style:style>
    <style:style style:name="T11" style:parent-style-name="SourceText" style:family="text">
      <style:text-properties style:font-name="TimesNewRomanPSMT" fo:color="#000000" fo:font-size="14pt" style:font-size-asian="14pt"/>
    </style:style>
    <style:style style:name="T12" style:parent-style-name="Основнойшрифтабзаца" style:family="text">
      <style:text-properties style:font-name="TimesNewRomanPSMT" fo:color="#000000" fo:font-size="14pt" style:font-size-asian="14pt"/>
    </style:style>
    <style:style style:name="T13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5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style:language-asian="ru" style:country-asian="RU" style:language-complex="ar" style:country-complex="SA"/>
    </style:style>
    <style:style style:name="P17" style:parent-style-name="Обычный" style:family="paragraph">
      <style:paragraph-properties style:vertical-align="auto" fo:margin-top="0.0694in" fo:margin-bottom="0.0694in"/>
      <style:text-properties fo:hyphenate="true"/>
    </style:style>
    <style:style style:name="T18" style:parent-style-name="Основнойшрифтабзаца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/>
    </style:style>
    <style:style style:name="P20" style:parent-style-name="Обычный" style:family="paragraph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21" style:parent-style-name="Textbody" style:family="paragraph">
      <style:text-properties style:font-name="TimesNewRomanPSMT" fo:color="#000000" fo:font-size="14pt" style:font-size-asian="14pt"/>
    </style:style>
  </office:automatic-styles>
  <office:body>
    <office:text text:use-soft-page-breaks="true">
      <text:p text:style-name="P1"><text:span text:style-name="T2">1.<text:s/></text:span><text:span text:style-name="T3">Объясните</text:span><text:span text:style-name="T4"><text:s/></text:span><text:span text:style-name="T5">отличие</text:span><text:span text:style-name="T6"><text:s/>prefetch_related<text:s/></text:span><text:span text:style-name="T7">от</text:span><text:span text:style-name="T8"><text:s/>select_related</text:span></text:p>
      <text:p text:style-name="P9"><text:span text:style-name="T10">2.<text:s/></text:span><text:span text:style-name="T11">Создайте модель Order, которая будет представлять заказы. Создайте модели для разных типов продуктов, например, Electronics, Clothing, и Books, и добавьте несколько простых полей для каждой модели, такие как name, description, и price. Эти модели должны иметь возможность связываться с моделью Order при помощи полиморфной связи</text:span></text:p>
      <text:p text:style-name="ОбычныйИнтернет"><text:span text:style-name="T12">1)<text:s/></text:span>В Django<text:s/><text:span text:style-name="T13">prefetch_related</text:span><text:s/>и<text:s/><text:span text:style-name="T14">select_related</text:span><text:s/>используются для оптимизации запросов к базе данных при работе с отношениями между моделями. Оба метода уменьшают количество запросов к базе данных, но они работают по-разному и предназначены для разных типов отношений.</text:p>
      <text:h text:style-name="P15" text:outline-level="3"><text:span text:style-name="T16">select_related</text:span></text:h>
      <text:p text:style-name="P17"><text:span text:style-name="T18">select_related</text:span><text:span text:style-name="T19"><text:s/>используется для выполнения SQL JOIN и получения связанных объектов в одном запросе к базе данных. Это эффективно при работе с отношениями "один-к-одному" и "многие-к-одному" (ForeignKey и OneToOneField)</text:span></text:p>
      <text:h text:style-name="Заголовок3" text:outline-level="3"><text:span text:style-name="КодHTML">prefetch_related</text:span></text:h>
      <text:p text:style-name="ОбычныйИнтернет"><text:span text:style-name="КодHTML">prefetch_related</text:span><text:s/>используется для выполнения двух отдельных запросов к базе данных и связывания результатов в Python. Это эффективно при работе с отношениями "многие-ко-многим" (ManyToManyField) и "обратные" отношения (например, ForeignKey в обратном направлении).</text:p>
      <text:p text:style-name="ОбычныйИнтернет">Использование<text:s/><text:span text:style-name="КодHTML">select_related</text:span><text:s/>и<text:s/><text:span text:style-name="КодHTML">prefetch_related</text:span><text:s/>зависит от типа отношений между моделями и характера запросов. Правильный выбор между ними может значительно улучшить производительность вашего приложения, уменьшив количество запросов к базе данных и ускорив получение данных.</text:p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ngti SC" svg:font-family="Songti SC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PingFang SC" svg:font-family="PingFang SC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TimesNewRomanPSMT" svg:font-family="TimesNewRomanPSM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ngti SC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PingFang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rkes</dc:creator>
    <meta:creation-date>2023-08-24T21:53:00Z</meta:creation-date>
    <dc:date>2024-06-30T12:55:00Z</dc:date>
    <meta:template xlink:href="Normal.dotm" xlink:type="simple"/>
    <meta:editing-cycles>16</meta:editing-cycles>
    <meta:editing-duration>PT1800S</meta:editing-duration>
    <meta:document-statistic meta:page-count="1" meta:paragraph-count="2" meta:word-count="215" meta:character-count="1445" meta:row-count="10" meta:non-whitespace-character-count="1232"/>
  </office:meta>
</office:document-meta>
</file>